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ard" style:master-page-name="MP0" style:family="paragraph">
      <style:paragraph-properties fo:break-before="page"/>
      <style:text-properties fo:language="en" fo:country="US"/>
    </style:style>
    <style:style style:name="P2" style:parent-style-name="Standaard" style:family="paragraph">
      <style:text-properties fo:language="en" fo:country="US"/>
    </style:style>
    <style:style style:name="P3" style:parent-style-name="PreformattedText" style:family="paragraph">
      <style:paragraph-properties fo:text-align="justify"/>
      <style:text-properties style:font-name="Arial" fo:font-size="12pt" style:font-size-asian="12pt" style:font-size-complex="12pt" fo:language="en" fo:country="US"/>
    </style:style>
  </office:automatic-styles>
  <office:body>
    <office:text text:use-soft-page-breaks="true">
      <text:p text:style-name="P1">MUTW stands for Multinational Undergraduate Team Work. The goal of MUTW is to let students of eleven different universities work together on one common project.<text:s/><text:line-break/>The assignment of this year was to implement the ErasmusLine web application. The purpose of this application was to digitalize the complete Erasmus process, so that students who want to go on Erasmus didn’t have to fill in all the forms by hand, but everything would happen digitally.<text:line-break/><text:line-break/>The eleven universities taken part in this project were separated into two teams, namely team Orange and team Blue. Those two teams would then work for about three months on implementing the application and at the end of those three months, they would have to give a presentation with their final result.<text:line-break/><text:line-break/>The implementation of the application itself was divided in eight modules, which were distributed among the universities in each team. <text:s/>By dividing this project in different modules, each university could work independently on their own module, but this made the communication part of the project very important. Although each university could work independently on their modules, nevertheless did some modules depend on others.<text:s/><text:line-break/><text:line-break/>The application was written in HTML with PHP as server-side scripting language. Besides HMTL and PHP we also JavaScript/jQuery as client-side scripting language. For the course-matching module we also used Python. For the complete implementation of this project we used a PHP-library called Plonk, which is very useful to construct a website using the MVC (model-view-controller) model. By using this library the integration of the different modules into one working application was very easy.<text:s/><text:line-break/><text:line-break/>This assignment was a very enriching experience for the whole team. During the implementation of the ErasmusLine web application we had some issues and bugs to fix, but eventually we were able to present a working application at our final meeting in Heraklion, Greece.</text:p>
      <text:p text:style-name="P2"/>
      <text:p text:style-name="P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BE" style:language-asian="zh" style:country-asian="CN" style:language-complex="hi" style:country-complex="IN"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jst" style:display-name="Lijst" style:family="paragraph" style:parent-style-name="Textbody">
      <style:text-properties fo:hyphenate="false"/>
    </style:style>
    <style:style style:name="Bijschrift" style:display-name="Bijschrif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Nathan</meta:initial-creator>
    <dc:creator>Nathan</dc:creator>
    <meta:creation-date>2011-06-14T07:58:00Z</meta:creation-date>
    <dc:date>2011-06-14T07:58:00Z</dc:date>
    <meta:template xlink:href="Normal.dotm" xlink:type="simple"/>
    <meta:editing-cycles>1</meta:editing-cycles>
    <meta:editing-duration>PT0S</meta:editing-duration>
    <meta:document-statistic meta:page-count="1" meta:paragraph-count="3" meta:word-count="300" meta:character-count="1950" meta:row-count="13" meta:non-whitespace-character-count="1653"/>
  </office:meta>
</office:document-meta>
</file>